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DeclarationImpl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DeclarationImpl.PackageDeclarationImpl( XPackag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DeclarationImpl.get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ckageDeclarationImpl.getDelegateX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